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5cm" svg:y="3.507cm"/>
          <draw:glue-point draw:id="6" svg:x="-5cm" svg:y="-0.747cm"/>
          <draw:glue-point draw:id="7" svg:x="3.824cm" svg:y="-5cm"/>
          <draw:glue-point draw:id="8" svg:x="3.824cm" svg:y="3.507cm"/>
          <draw:glue-point draw:id="9" svg:x="3.824cm" svg:y="-0.747cm"/>
          <draw:glue-point draw:id="10" svg:x="-2.059cm" svg:y="4.055cm"/>
          <draw:glue-point draw:id="11" svg:x="-2.077cm" svg:y="4.322cm"/>
          <draw:glue-point draw:id="12" svg:x="-4.412cm" svg:y="4.319cm"/>
          <draw:glue-point draw:id="13" svg:x="-4.412cm" svg:y="4.433cm"/>
          <draw:glue-point draw:id="14" svg:x="-2.059cm" svg:y="4.433cm"/>
          <draw:glue-point draw:id="15" svg:x="-2.059cm" svg:y="4.811cm"/>
          <draw:glue-point draw:id="16" svg:x="-2.068cm" svg:y="4.188cm"/>
          <draw:glue-point draw:id="17" svg:x="-3.244cm" svg:y="4.321cm"/>
          <draw:glue-point draw:id="18" svg:x="-4.412cm" svg:y="4.376cm"/>
          <draw:glue-point draw:id="19" svg:x="-3.235cm" svg:y="4.433cm"/>
          <draw:glue-point draw:id="20" svg:x="-2.059cm" svg:y="4.622cm"/>
          <draw:glue-point draw:id="21" svg:x="0.882cm" svg:y="4.055cm"/>
          <draw:glue-point draw:id="22" svg:x="0.882cm" svg:y="4.319cm"/>
          <draw:glue-point draw:id="23" svg:x="3.235cm" svg:y="4.319cm"/>
          <draw:glue-point draw:id="24" svg:x="3.235cm" svg:y="4.357cm"/>
          <draw:glue-point draw:id="25" svg:x="3.824cm" svg:y="4.357cm"/>
          <draw:glue-point draw:id="26" svg:x="3.824cm" svg:y="4.395cm"/>
          <draw:glue-point draw:id="27" svg:x="3.235cm" svg:y="4.395cm"/>
          <draw:glue-point draw:id="28" svg:x="3.217cm" svg:y="4.431cm"/>
          <draw:glue-point draw:id="29" svg:x="0.882cm" svg:y="4.433cm"/>
          <draw:glue-point draw:id="30" svg:x="0.882cm" svg:y="4.811cm"/>
          <draw:glue-point draw:id="31" svg:x="0.882cm" svg:y="4.187cm"/>
          <draw:glue-point draw:id="32" svg:x="2.059cm" svg:y="4.319cm"/>
          <draw:glue-point draw:id="33" svg:x="3.235cm" svg:y="4.338cm"/>
          <draw:glue-point draw:id="34" svg:x="3.529cm" svg:y="4.357cm"/>
          <draw:glue-point draw:id="35" svg:x="3.824cm" svg:y="4.376cm"/>
          <draw:glue-point draw:id="36" svg:x="3.529cm" svg:y="4.395cm"/>
          <draw:glue-point draw:id="37" svg:x="3.226cm" svg:y="4.413cm"/>
          <draw:glue-point draw:id="38" svg:x="2.05cm" svg:y="4.432cm"/>
          <draw:glue-point draw:id="39" svg:x="0.882cm" svg:y="4.622cm"/>
          <draw:glue-point draw:id="40" svg:x="3.824cm" svg:y="4.112cm"/>
          <draw:glue-point draw:id="41" svg:x="5cm" svg:y="4.112cm"/>
          <draw:glue-point draw:id="42" svg:x="4.412cm" svg:y="4.112cm"/>
          <draw:glue-point draw:id="43" svg:x="3.824cm" svg:y="4.679cm"/>
          <draw:glue-point draw:id="44" svg:x="5cm" svg:y="4.679cm"/>
          <draw:glue-point draw:id="45" svg:x="4.412cm" svg:y="4.679cm"/>
          <draw:glue-point draw:id="46" svg:x="3.824cm" svg:y="4.112cm"/>
          <draw:glue-point draw:id="47" svg:x="3.824cm" svg:y="4.679cm"/>
          <draw:glue-point draw:id="48" svg:x="3.824cm" svg:y="4.395cm"/>
          <draw:glue-point draw:id="49" svg:x="5cm" svg:y="4.112cm"/>
          <draw:glue-point draw:id="50" svg:x="5cm" svg:y="4.679cm"/>
          <draw:glue-point draw:id="51" svg:x="5cm" svg:y="4.395cm"/>
          <draw:line draw:style-name="gr1" draw:layer="layout" svg:x1="0cm" svg:y1="0cm" svg:x2="0cm" svg:y2="1.701cm">
            <text:p/>
          </draw:line>
          <draw:line draw:style-name="gr1" draw:layer="layout" svg:x1="0.113cm" svg:y1="0cm" svg:x2="0.113cm" svg:y2="1.701cm">
            <text:p/>
          </draw:line>
          <draw:path draw:style-name="gr1" draw:layer="layout" svg:width="0.038cm" svg:height="0.113cm" svg:x="0cm" svg:y="1.701cm" svg:viewBox="0 0 39 114" svg:d="m0 0c0 38 11 68 31 98 4 4 4 8 8 16">
            <text:p/>
          </draw:path>
          <draw:path draw:style-name="gr1" draw:layer="layout" svg:width="0.038cm" svg:height="0.113cm" svg:x="0.076cm" svg:y="1.701cm" svg:viewBox="0 0 39 114" svg:d="m0 114c3-4 7-8 7-16 20-30 28-64 32-98">
            <text:p/>
          </draw:path>
          <draw:polyline draw:style-name="gr1" draw:layer="layout" svg:width="0.03cm" svg:height="0.151cm" svg:x="0.008cm" svg:y="1.811cm" svg:viewBox="0 0 31 152" draw:points="31,0 31,53 0,53 0,76 31,76 31,152">
            <text:p/>
          </draw:polyline>
          <draw:polyline draw:style-name="gr1" draw:layer="layout" svg:width="0.038cm" svg:height="0.151cm" svg:x="0.076cm" svg:y="1.811cm" svg:viewBox="0 0 39 152" draw:points="0,0 0,53 31,53 31,60 39,60 39,68 31,68 31,76 0,76 0,152">
            <text:p/>
          </draw:polyline>
          <draw:line draw:style-name="gr1" draw:layer="layout" svg:x1="0.113cm" svg:y1="1.822cm" svg:x2="0.129cm" svg:y2="1.822cm">
            <text:p/>
          </draw:line>
          <draw:line draw:style-name="gr1" draw:layer="layout" svg:x1="0.113cm" svg:y1="1.936cm" svg:x2="0.129cm" svg:y2="1.936cm">
            <text:p/>
          </draw:line>
          <draw:polyline draw:style-name="gr1" draw:layer="layout" svg:width="0cm" svg:height="0cm" svg:x="0.113cm" svg:y="1.822cm" svg:viewBox="0 0 0 0" draw:points="0,0">
            <text:p/>
          </draw:polyline>
          <draw:polyline draw:style-name="gr1" draw:layer="layout" svg:width="0cm" svg:height="0cm" svg:x="0.129cm" svg:y="1.822cm" svg:viewBox="0 0 0 0" draw:points="0,0">
            <text:p/>
          </draw:polyline>
          <draw:line draw:style-name="gr1" draw:layer="layout" svg:x1="0.113cm" svg:y1="1.822cm" svg:x2="0.113cm" svg:y2="1.936cm">
            <text:p/>
          </draw:line>
          <draw:line draw:style-name="gr1" draw:layer="layout" svg:x1="0.129cm" svg:y1="1.822cm" svg:x2="0.129cm" svg:y2="1.936cm">
            <text:p/>
          </draw:line>
          <draw:polyline draw:style-name="gr1" draw:layer="layout" svg:width="0cm" svg:height="0cm" svg:x="0.113cm" svg:y="1.936cm" svg:viewBox="0 0 0 0" draw:points="0,0">
            <text:p/>
          </draw:polyline>
          <draw:polyline draw:style-name="gr1" draw:layer="layout" svg:width="0cm" svg:height="0cm" svg:x="0.129cm" svg:y="1.936cm" svg:viewBox="0 0 0 0" draw:points="0,0">
            <text:p/>
          </draw:polyline>
          <draw:path draw:style-name="gr1" draw:layer="layout" svg:width="0.011cm" svg:height="0.038cm" svg:x="0.064cm" svg:y="1.962cm" svg:viewBox="0 0 12 39" svg:d="m0 39c8-12 12-24 12-39">
            <text:p/>
          </draw:path>
          <draw:path draw:style-name="gr1" draw:layer="layout" svg:width="0.011cm" svg:height="0.038cm" svg:x="0.038cm" svg:y="1.962cm" svg:viewBox="0 0 12 39" svg:d="m0 0v0c0 11 4 23 8 35 0 0 0 4 4 4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-Widgets - burette</dc:title>
    <meta:creation-date>2011-02-07T17:16:35</meta:creation-date>
    <meta:editing-duration>P0D</meta:editing-duration>
    <meta:editing-cycles>1</meta:editing-cycles>
    <meta:document-statistic meta:object-count="17"/>
    <meta:generator>OpenOffice.org/3.3$Linux OpenOffice.org_project/330m20$Build-9567</meta:generator>
  </office:meta>
</office:document-meta>
</file>